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0b3c7d" officeooo:paragraph-rsid="000b3c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feSaver</text:p>
      <text:p text:style-name="P1">Wie werden wir den Sensor schwimmen lassen?</text:p>
      <text:p text:style-name="P1">Benötigen wir eine Datenbank?</text:p>
      <text:p text:style-name="P1">Können wir MQTT und Java „verbinden“?</text:p>
      <text:p text:style-name="P1">Wie können wir den Microcontroller mit Strom versorgen?</text:p>
      <text:p text:style-name="P1">Wie werden wir das Warnsignal umsetzen (App/Lautsprecher etc.)?</text:p>
      <text:p text:style-name="P1">Wie werden wir die Übertragung umsetzen (WIFI/BLE etc.)?</text:p>
      <text:p text:style-name="P1">Wenn wir eine App schreiben, dann mit Kotli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09:31:40.844259612</meta:creation-date>
    <dc:date>2019-09-27T09:36:09.057383147</dc:date>
    <meta:editing-duration>PT4M29S</meta:editing-duration>
    <meta:editing-cycles>1</meta:editing-cycles>
    <meta:document-statistic meta:table-count="0" meta:image-count="0" meta:object-count="0" meta:page-count="1" meta:paragraph-count="8" meta:word-count="50" meta:character-count="337" meta:non-whitespace-character-count="295"/>
    <meta:generator>LibreOffice/6.1.5.2$MacOSX_X86_64 LibreOffice_project/90f8dcf33c87b3705e78202e3df5142b201bd805</meta:generator>
  </office:meta>
</office:document-meta>
</file>